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/>
    <style:style style:name="ce8" style:family="table-cell" style:parent-style-name="Gut" style:data-style-name="N0">
      <style:table-cell-properties fo:background-color="#C6EFCE"/>
      <style:text-properties fo:color="#006100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Heading_3" style:data-style-name="N0">
      <style:table-cell-properties style:vertical-align="automatic" fo:background-color="#D9D9D9" style:repeat-content="false"/>
      <style:paragraph-properties fo:text-align="end" fo:margin-right="0cm"/>
      <style:text-properties fo:color="#FF0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Heading_3" style:data-style-name="N0">
      <style:table-cell-properties style:vertical-align="automatic" fo:background-color="#D9D9D9" style:repeat-content="false"/>
      <style:paragraph-properties fo:text-align="end" fo:margin-right="0cm"/>
    </style:style>
    <style:style style:name="ce13" style:family="table-cell" style:parent-style-name="Default" style:data-style-name="N13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14" style:family="table-cell" style:parent-style-name="Default" style:data-style-name="N13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Heading_3" style:data-style-name="N0">
      <style:table-cell-properties style:vertical-align="automatic" fo:background-color="#D9D9D9" style:repeat-content="false"/>
      <style:paragraph-properties fo:text-align="end" fo:margin-right="0cm"/>
      <style:text-properties fo:color="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7" style:family="table-cell" style:parent-style-name="Heading_3" style:data-style-name="N0">
      <style:table-cell-properties style:vertical-align="automatic" fo:background-color="#D9D9D9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automatic" fo:background-color="#FFFFC0" style:repeat-content="false"/>
      <style:paragraph-properties fo:text-align="end" fo:margin-right="0cm"/>
    </style:style>
    <style:style style:name="ce19" style:family="table-cell" style:parent-style-name="Default" style:data-style-name="N1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20" style:family="table-cell" style:parent-style-name="Heading_3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e21" style:family="table-cell" style:parent-style-name="Heading_3" style:data-style-name="N0">
      <style:table-cell-properties style:vertical-align="automatic" fo:background-color="#D9D9D9" style:repeat-content="fals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Heading_3" style:data-style-name="N0">
      <style:table-cell-properties style:vertical-align="automatic" fo:background-color="#D9D9D9" style:repeat-content="false"/>
      <style:paragraph-properties fo:text-align="start" fo:margin-left="0cm"/>
      <style:text-properties fo:color="#FF000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26" style:family="table-cell" style:parent-style-name="Default" style:data-style-name="N0">
      <style:table-cell-properties style:vertical-align="automatic" fo:background-color="#FFFFC0" style:repeat-content="false"/>
      <style:paragraph-properties fo:text-align="start" fo:margin-left="0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true" style:writing-mode="rl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_Splits_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Cursor &amp; Visible Area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 - REGULAR SHEET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1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Shee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1">
            <text:p>Cell A1</text:p>
          </table:table-cell>
          <table:table-cell office:value-type="string" table:style-name="ce7">
            <text:p>Cell A1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o_Splits_2" table:style-name="ta2">
        <table:table-column table:style-name="co2" table:number-columns-repeated="2" table:default-cell-style-name="ce7"/>
        <table:table-column table:style-name="co1" table:number-columns-repeated="3" table:default-cell-style-name="ce7"/>
        <table:table-column table:style-name="co1" table:number-columns-repeated="2" table:default-cell-style-name="ce1"/>
        <table:table-column table:style-name="co2" table:number-columns-repeated="16377" table:default-cell-style-name="ce1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Area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style-name="ce7"/>
          <table:table-cell table:number-columns-repeated="16379" table:style-name="ce1"/>
        </table:table-row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table:number-columns-repeated="16379" table:style-name="ce1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2 - REGULAR SHEET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2.1 - CURSOR AND SHEET POSITION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Sheet Area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D5</text:p>
          </table:table-cell>
          <table:table-cell office:value-type="string" table:style-name="ce7">
            <text:p>Cell C4</text:p>
          </table:table-cell>
          <table:table-cell table:number-columns-repeated="3" table:style-name="ce7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Frozen_Vert_1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Visible Top Area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style-name="ce7"/>
          <table:table-cell office:value-type="string" table:style-name="ce8">
            <text:p>Cursor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1">
          <table:table-cell office:value-type="string" table:style-name="ce8">
            <text:p>Visible Bottom Area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3">
          <table:table-cell office:value-type="string" table:style-name="ce3">
            <text:p>3 - VERTICAL FREEZE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4">
          <table:table-cell office:value-type="string" table:style-name="ce4">
            <text:p>3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Top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B2</text:p>
          </table:table-cell>
          <table:table-cell office:value-type="string" table:style-name="ce7">
            <text:p>Cell A1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3.2 - FROZEN PANES</text:p>
          </table:table-cell>
          <table:table-cell table:number-columns-repeated="4" table:style-name="ce4"/>
          <table:table-cell table:number-columns-repeated="16379" table:style-name="ce7"/>
        </table:table-row>
        <table:table-row table:style-name="ro1">
          <table:table-cell office:value-type="string" table:style-name="ce5">
            <text:p>First Unfrozen Cell</text:p>
          </table:table-cell>
          <table:table-cell office:value-type="string" table:style-name="ce5">
            <text:p>Visible Bottom Area</text:p>
          </table:table-cell>
          <table:table-cell table:number-columns-repeated="3" table:style-name="ce5"/>
          <table:table-cell table:number-columns-repeated="16379" table:style-name="ce7"/>
        </table:table-row>
        <table:table-row table:style-name="ro1">
          <table:table-cell office:value-type="string" table:style-name="ce7">
            <text:p>Cell A4</text:p>
          </table:table-cell>
          <table:table-cell office:value-type="string" table:style-name="ce7">
            <text:p>Cell A4</text:p>
          </table:table-cell>
          <table:table-cell table:number-columns-repeated="16382" table:style-name="ce7"/>
        </table:table-row>
        <table:table-row table:number-rows-repeated="1048560" table:style-name="ro1">
          <table:table-cell table:number-columns-repeated="16384"/>
        </table:table-row>
      </table:table>
      <table:table table:name="Frozen_Vert_2" table:style-name="ta2">
        <table:table-column table:style-name="co2" table:number-columns-repeated="2" table:default-cell-style-name="ce1"/>
        <table:table-column table:style-name="co1" table:number-columns-repeated="5" table:default-cell-style-name="ce7"/>
        <table:table-column table:style-name="co2" table:number-columns-repeated="16377" table:default-cell-style-name="ce1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Top Area</text:p>
          </table:table-cell>
          <table:table-cell table:number-columns-repeated="4" table:style-name="ce7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number-rows-repeated="2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Bottom Area</text:p>
          </table:table-cell>
          <table:table-cell table:number-columns-repeated="4" table:style-name="ce7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number-columns-repeated="3" table:style-name="ce7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4 - VERTICAL FREEZE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4.1 - CURSOR AND SHEET POSITION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Top Area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D9</text:p>
          </table:table-cell>
          <table:table-cell office:value-type="string" table:style-name="ce7">
            <text:p>Cell C4</text:p>
          </table:table-cell>
          <table:table-cell table:number-columns-repeated="3" table:style-name="ce7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4.2 - FROZEN PANES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First Unfrozen Cell</text:p>
          </table:table-cell>
          <table:table-cell office:value-type="string" table:style-name="ce5">
            <text:p>Visible Bottom Area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A6</text:p>
          </table:table-cell>
          <table:table-cell office:value-type="string" table:style-name="ce7">
            <text:p>Cell C8</text:p>
          </table:table-cell>
          <table:table-cell table:number-columns-repeated="3" table:style-name="ce7"/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Frozen_Hor_1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Visible Left Area</text:p>
          </table:table-cell>
          <table:table-cell table:number-columns-repeated="2" table:style-name="ce7"/>
          <table:table-cell office:value-type="string" table:style-name="ce8">
            <text:p>Visible Right Area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7"/>
          <table:table-cell office:value-type="string" table:style-name="ce8">
            <text:p>Cursor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1">
          <table:table-cell table:style-name="ce1"/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3">
          <table:table-cell office:value-type="string" table:style-name="ce3">
            <text:p>5 - HORIZONTAL FREEZE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4">
          <table:table-cell office:value-type="string" table:style-name="ce4">
            <text:p>5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Lef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B2</text:p>
          </table:table-cell>
          <table:table-cell office:value-type="string" table:style-name="ce7">
            <text:p>Cell A1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4">
          <table:table-cell office:value-type="string" table:style-name="ce4">
            <text:p>5.2 - FROZEN PANES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First Unfrozen Cell</text:p>
          </table:table-cell>
          <table:table-cell office:value-type="string" table:style-name="ce5">
            <text:p>Visible Righ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D1</text:p>
          </table:table-cell>
          <table:table-cell office:value-type="string" table:style-name="ce7">
            <text:p>Cell D1</text:p>
          </table:table-cell>
          <table:table-cell table:number-columns-repeated="3" table:style-name="ce7"/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Frozen_Hor_2" table:style-name="ta2">
        <table:table-column table:style-name="co2" table:number-columns-repeated="2" table:default-cell-style-name="ce7"/>
        <table:table-column table:style-name="co1" table:number-columns-repeated="3" table:default-cell-style-name="ce7"/>
        <table:table-column table:style-name="co2" table:number-columns-repeated="2" table:default-cell-style-name="ce1"/>
        <table:table-column table:style-name="co1" table:number-columns-repeated="2" table:default-cell-style-name="ce7"/>
        <table:table-column table:style-name="co2" table:number-columns-repeated="16375" table:default-cell-style-name="ce7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Left Area</text:p>
          </table:table-cell>
          <table:table-cell table:number-columns-repeated="2" table:style-name="ce7"/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Right Area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number-columns-repeated="16375"/>
        </table:table-row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6 - HORIZONTAL FREEZE</text:p>
          </table:table-cell>
          <table:table-cell table:number-columns-repeated="2" table:style-name="ce3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6.1 - CURSOR AND SHEET POSITION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Left Area</text:p>
          </table:table-cell>
          <table:table-cell table:style-name="ce5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I5</text:p>
          </table:table-cell>
          <table:table-cell office:value-type="string" table:style-name="ce7">
            <text:p>Cell C4</text:p>
          </table:table-cell>
          <table:table-cell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6.2 - FROZEN PANES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First Unfrozen Cell</text:p>
          </table:table-cell>
          <table:table-cell office:value-type="string" table:style-name="ce5">
            <text:p>Visible Right Area</text:p>
          </table:table-cell>
          <table:table-cell table:style-name="ce5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F1</text:p>
          </table:table-cell>
          <table:table-cell office:value-type="string" table:style-name="ce7">
            <text:p>Cell H4</text:p>
          </table:table-cell>
          <table:table-cell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number-rows-repeated="1048557" table:style-name="ro1">
          <table:table-cell table:number-columns-repeated="16384"/>
        </table:table-row>
      </table:table>
      <table:table table:name="Frozen_1" table:style-name="ta1">
        <table:table-column table:style-name="co1" table:number-columns-repeated="5" table:default-cell-style-name="ce7"/>
        <table:table-column table:style-name="co2" table:number-columns-repeated="16379" table:default-cell-style-name="ce7"/>
        <table:table-row table:style-name="ro1">
          <table:table-cell office:value-type="string" table:style-name="ce8">
            <text:p>Visible Top-Left Area</text:p>
          </table:table-cell>
          <table:table-cell table:number-columns-repeated="2" table:style-name="ce7"/>
          <table:table-cell office:value-type="string" table:style-name="ce8">
            <text:p>Visible Top-Right Area</text:p>
          </table:table-cell>
          <table:table-cell table:number-columns-repeated="16380" table:style-name="ce7"/>
        </table:table-row>
        <table:table-row table:style-name="ro1">
          <table:table-cell table:style-name="ce7"/>
          <table:table-cell office:value-type="string" table:style-name="ce8">
            <text:p>Cursor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Visible Bot-Left Area</text:p>
          </table:table-cell>
          <table:table-cell table:number-columns-repeated="2" table:style-name="ce7"/>
          <table:table-cell office:value-type="string" table:style-name="ce8">
            <text:p>Visible Bot-Right Area</text:p>
          </table:table-cell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7 - HORIZONTAL AND VERTICAL FREEZE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7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Top-Lef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B2</text:p>
          </table:table-cell>
          <table:table-cell office:value-type="string" table:style-name="ce7">
            <text:p>Cell A1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7.2 - FROZEN PANES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First Unfrozen Cell</text:p>
          </table:table-cell>
          <table:table-cell office:value-type="string" table:style-name="ce5">
            <text:p>Visible Bot-Righ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D4</text:p>
          </table:table-cell>
          <table:table-cell office:value-type="string" table:style-name="ce7">
            <text:p>Cell D4</text:p>
          </table:table-cell>
          <table:table-cell table:number-columns-repeated="16382" table:style-name="ce7"/>
        </table:table-row>
        <table:table-row table:number-rows-repeated="1048560" table:style-name="ro1">
          <table:table-cell table:number-columns-repeated="16384"/>
        </table:table-row>
      </table:table>
      <table:table table:name="Frozen_2" table:style-name="ta1">
        <table:table-column table:style-name="co2" table:number-columns-repeated="2" table:default-cell-style-name="ce7"/>
        <table:table-column table:style-name="co1" table:number-columns-repeated="3" table:default-cell-style-name="ce7"/>
        <table:table-column table:style-name="co2" table:number-columns-repeated="2" table:default-cell-style-name="ce1"/>
        <table:table-column table:style-name="co1" table:number-columns-repeated="2" table:default-cell-style-name="ce7"/>
        <table:table-column table:style-name="co2" table:number-columns-repeated="16375" table:default-cell-style-name="ce7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Top-Left Area</text:p>
          </table:table-cell>
          <table:table-cell table:number-columns-repeated="2" table:style-name="ce7"/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Top-Right Area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number-rows-repeated="2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Bot-Left Area</text:p>
          </table:table-cell>
          <table:table-cell table:number-columns-repeated="2" table:style-name="ce7"/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Bot-Right Area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8 - HORIZONTAL AND VERTICAL FREEZE</text:p>
          </table:table-cell>
          <table:table-cell table:number-columns-repeated="2" table:style-name="ce3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8.1 - CURSOR AND SHEET POSITION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Top-Left Area</text:p>
          </table:table-cell>
          <table:table-cell table:style-name="ce5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I9</text:p>
          </table:table-cell>
          <table:table-cell office:value-type="string" table:style-name="ce7">
            <text:p>Cell C4</text:p>
          </table:table-cell>
          <table:table-cell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8.2 - FROZEN PANES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First Unfrozen Cell</text:p>
          </table:table-cell>
          <table:table-cell office:value-type="string" table:style-name="ce5">
            <text:p>Visible Bot-Right Area</text:p>
          </table:table-cell>
          <table:table-cell table:style-name="ce5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F6</text:p>
          </table:table-cell>
          <table:table-cell office:value-type="string" table:style-name="ce7">
            <text:p>Cell H8</text:p>
          </table:table-cell>
          <table:table-cell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number-rows-repeated="1048555" table:style-name="ro1">
          <table:table-cell table:number-columns-repeated="16384"/>
        </table:table-row>
      </table:table>
      <table:table table:name="Split_Vert_1" table:style-name="ta2">
        <table:table-column table:style-name="co1" table:number-columns-repeated="5" table:default-cell-style-name="ce7"/>
        <table:table-column table:style-name="co2" table:number-columns-repeated="16379" table:default-cell-style-name="ce7"/>
        <table:table-row table:style-name="ro1">
          <table:table-cell office:value-type="string" table:style-name="ce8">
            <text:p>Visible Top Area</text:p>
          </table:table-cell>
          <table:table-cell table:number-columns-repeated="16383" table:style-name="ce7"/>
        </table:table-row>
        <table:table-row table:style-name="ro1">
          <table:table-cell table:style-name="ce7"/>
          <table:table-cell office:value-type="string" table:style-name="ce8">
            <text:p>Cursor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Visible Bottom Area</text:p>
          </table:table-cell>
          <table:table-cell table:number-columns-repeated="16383" table:style-name="ce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9 - VERTICAL SPLIT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9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Top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B2</text:p>
          </table:table-cell>
          <table:table-cell office:value-type="string" table:style-name="ce7">
            <text:p>Cell A1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9.2 - SPLIT PANES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Split Size</text:p>
          </table:table-cell>
          <table:table-cell office:value-type="string" table:style-name="ce5">
            <text:p>Visible Bottom Area</text:p>
          </table:table-cell>
          <table:table-cell office:value-type="string" table:style-name="ce5">
            <text:p>Active Pane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3 Rows</text:p>
          </table:table-cell>
          <table:table-cell office:value-type="string" table:style-name="ce7">
            <text:p>Cell A4</text:p>
          </table:table-cell>
          <table:table-cell office:value-type="string" table:style-name="ce7">
            <text:p>Top</text:p>
          </table:table-cell>
          <table:table-cell table:number-columns-repeated="16381" table:style-name="ce7"/>
        </table:table-row>
        <table:table-row table:number-rows-repeated="1048560" table:style-name="ro1">
          <table:table-cell table:number-columns-repeated="16384"/>
        </table:table-row>
      </table:table>
      <table:table table:name="Split_Vert_2" table:style-name="ta2">
        <table:table-column table:style-name="co2" table:number-columns-repeated="2" table:default-cell-style-name="ce7"/>
        <table:table-column table:style-name="co1" table:number-columns-repeated="5" table:default-cell-style-name="ce7"/>
        <table:table-column table:style-name="co2" table:number-columns-repeated="16377" table:default-cell-style-name="ce7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Top Area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16382" table:style-name="ce7"/>
        </table:table-row>
        <table:table-row table:number-rows-repeated="2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Bottom Area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number-columns-repeated="16380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16382" table:style-name="ce7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16382" table:style-name="ce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10 - VERTICAL SPLIT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16382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10.1 - CURSOR AND SHEET POSITION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Top Area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D9</text:p>
          </table:table-cell>
          <table:table-cell office:value-type="string" table:style-name="ce7">
            <text:p>Cell C4</text:p>
          </table:table-cell>
          <table:table-cell table:number-columns-repeated="16380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16382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10.2 - SPLIT PANES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Split Size</text:p>
          </table:table-cell>
          <table:table-cell office:value-type="string" table:style-name="ce5">
            <text:p>Visible Bottom Area</text:p>
          </table:table-cell>
          <table:table-cell office:value-type="string" table:style-name="ce5">
            <text:p>Active Pane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2 Rows</text:p>
          </table:table-cell>
          <table:table-cell office:value-type="string" table:style-name="ce7">
            <text:p>Cell C8</text:p>
          </table:table-cell>
          <table:table-cell office:value-type="string" table:style-name="ce7">
            <text:p>Bottom</text:p>
          </table:table-cell>
          <table:table-cell table:number-columns-repeated="16379" table:style-name="ce7"/>
        </table:table-row>
        <table:table-row table:number-rows-repeated="1048555" table:style-name="ro1">
          <table:table-cell table:number-columns-repeated="16384"/>
        </table:table-row>
      </table:table>
      <table:table table:name="Split_Hor_1" table:style-name="ta2">
        <table:table-column table:style-name="co1" table:number-columns-repeated="5" table:default-cell-style-name="ce7"/>
        <table:table-column table:style-name="co2" table:number-columns-repeated="16379" table:default-cell-style-name="ce7"/>
        <table:table-row table:style-name="ro1">
          <table:table-cell office:value-type="string" table:style-name="ce8">
            <text:p>Visible Left Area</text:p>
          </table:table-cell>
          <table:table-cell table:number-columns-repeated="2" table:style-name="ce7"/>
          <table:table-cell office:value-type="string" table:style-name="ce8">
            <text:p>Visible Right Area</text:p>
          </table:table-cell>
          <table:table-cell table:number-columns-repeated="16380" table:style-name="ce7"/>
        </table:table-row>
        <table:table-row table:style-name="ro1">
          <table:table-cell table:style-name="ce7"/>
          <table:table-cell office:value-type="string" table:style-name="ce8">
            <text:p>Cursor</text:p>
          </table:table-cell>
          <table:table-cell table:number-columns-repeated="16382" table:style-name="ce7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1 - HORIZONTAL SPLIT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11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Lef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B2</text:p>
          </table:table-cell>
          <table:table-cell office:value-type="string" table:style-name="ce7">
            <text:p>Cell A1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11.2 - SPLIT PANES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Split Size</text:p>
          </table:table-cell>
          <table:table-cell office:value-type="string" table:style-name="ce5">
            <text:p>Visible Right Area</text:p>
          </table:table-cell>
          <table:table-cell office:value-type="string" table:style-name="ce5">
            <text:p>Active Pane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3 Columns</text:p>
          </table:table-cell>
          <table:table-cell office:value-type="string" table:style-name="ce7">
            <text:p>Cell D1</text:p>
          </table:table-cell>
          <table:table-cell office:value-type="string" table:style-name="ce7">
            <text:p>Left</text:p>
          </table:table-cell>
          <table:table-cell table:number-columns-repeated="16381" table:style-name="ce7"/>
        </table:table-row>
        <table:table-row table:number-rows-repeated="1048560" table:style-name="ro1">
          <table:table-cell table:number-columns-repeated="16384"/>
        </table:table-row>
      </table:table>
      <table:table table:name="Split_Hor_2" table:style-name="ta2">
        <table:table-column table:style-name="co2" table:number-columns-repeated="2" table:default-cell-style-name="ce7"/>
        <table:table-column table:style-name="co1" table:number-columns-repeated="3" table:default-cell-style-name="ce7"/>
        <table:table-column table:style-name="co2" table:number-columns-repeated="2" table:default-cell-style-name="ce7"/>
        <table:table-column table:style-name="co1" table:number-columns-repeated="2" table:default-cell-style-name="ce7"/>
        <table:table-column table:style-name="co2" table:number-columns-repeated="16375" table:default-cell-style-name="ce7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Left Area</text:p>
          </table:table-cell>
          <table:table-cell table:number-columns-repeated="2" table:style-name="ce7"/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Right Area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number-columns-repeated="16375"/>
        </table:table-row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12 - HORIZONTAL SPLIT</text:p>
          </table:table-cell>
          <table:table-cell table:number-columns-repeated="2" table:style-name="ce3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12.1 - CURSOR AND SHEET POSITION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Left Area</text:p>
          </table:table-cell>
          <table:table-cell table:style-name="ce5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I5</text:p>
          </table:table-cell>
          <table:table-cell office:value-type="string" table:style-name="ce7">
            <text:p>Cell C4</text:p>
          </table:table-cell>
          <table:table-cell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12.2 - SPLIT PANES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Split Size</text:p>
          </table:table-cell>
          <table:table-cell office:value-type="string" table:style-name="ce5">
            <text:p>Visible Right Area</text:p>
          </table:table-cell>
          <table:table-cell office:value-type="string" table:style-name="ce5">
            <text:p>Active Pane</text:p>
          </table:table-cell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3 Columns</text:p>
          </table:table-cell>
          <table:table-cell office:value-type="string" table:style-name="ce7">
            <text:p>Cell H4</text:p>
          </table:table-cell>
          <table:table-cell office:value-type="string" table:style-name="ce7">
            <text:p>Right</text:p>
          </table:table-cell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number-rows-repeated="1048557" table:style-name="ro1">
          <table:table-cell table:number-columns-repeated="16384"/>
        </table:table-row>
      </table:table>
      <table:table table:name="Split_1" table:style-name="ta1">
        <table:table-column table:style-name="co1" table:number-columns-repeated="5" table:default-cell-style-name="ce7"/>
        <table:table-column table:style-name="co2" table:number-columns-repeated="16379" table:default-cell-style-name="ce7"/>
        <table:table-row table:style-name="ro1">
          <table:table-cell office:value-type="string" table:style-name="ce8">
            <text:p>Visible Top-Left Area</text:p>
          </table:table-cell>
          <table:table-cell table:number-columns-repeated="2" table:style-name="ce7"/>
          <table:table-cell office:value-type="string" table:style-name="ce8">
            <text:p>Visible Top-Right Area</text:p>
          </table:table-cell>
          <table:table-cell table:number-columns-repeated="16380" table:style-name="ce7"/>
        </table:table-row>
        <table:table-row table:style-name="ro1">
          <table:table-cell table:style-name="ce7"/>
          <table:table-cell office:value-type="string" table:style-name="ce8">
            <text:p>Cursor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Visible Bot-Left Area</text:p>
          </table:table-cell>
          <table:table-cell table:number-columns-repeated="2" table:style-name="ce7"/>
          <table:table-cell office:value-type="string" table:style-name="ce8">
            <text:p>Visible Bot-Right Area</text:p>
          </table:table-cell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3 - HORIZONTAL AND VERTICAL SPLIT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13.1 - CURSOR AND SHEET POSI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Cursor Position</text:p>
          </table:table-cell>
          <table:table-cell office:value-type="string" table:style-name="ce5">
            <text:p>Visible Top-Left Area</text:p>
          </table:table-cell>
          <table:table-cell table:number-columns-repeated="3" table:style-name="ce5"/>
          <table:table-cell table:number-columns-repeated="16379"/>
        </table:table-row>
        <table:table-row table:style-name="ro1">
          <table:table-cell office:value-type="string" table:style-name="ce7">
            <text:p>Cell B2</text:p>
          </table:table-cell>
          <table:table-cell office:value-type="string" table:style-name="ce7">
            <text:p>Cell A1</text:p>
          </table:table-cell>
          <table:table-cell table:number-columns-repeated="16382" table:style-name="ce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4">
            <text:p>13.2 - SPLIT PANES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Split Size</text:p>
          </table:table-cell>
          <table:table-cell office:value-type="string" table:style-name="ce5">
            <text:p>Visible Bot-Right Area</text:p>
          </table:table-cell>
          <table:table-cell office:value-type="string" table:style-name="ce5">
            <text:p>Active Pane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3 Columns, 3 Rows</text:p>
          </table:table-cell>
          <table:table-cell office:value-type="string" table:style-name="ce7">
            <text:p>Cell D4</text:p>
          </table:table-cell>
          <table:table-cell office:value-type="string" table:style-name="ce7">
            <text:p>Top-Left</text:p>
          </table:table-cell>
          <table:table-cell table:number-columns-repeated="16381" table:style-name="ce7"/>
        </table:table-row>
        <table:table-row table:number-rows-repeated="1048560" table:style-name="ro1">
          <table:table-cell table:number-columns-repeated="16384"/>
        </table:table-row>
      </table:table>
      <table:table table:name="Split_2" table:style-name="ta1">
        <table:table-column table:style-name="co2" table:number-columns-repeated="2" table:default-cell-style-name="ce7"/>
        <table:table-column table:style-name="co1" table:number-columns-repeated="3" table:default-cell-style-name="ce7"/>
        <table:table-column table:style-name="co2" table:number-columns-repeated="2" table:default-cell-style-name="ce7"/>
        <table:table-column table:style-name="co1" table:number-columns-repeated="2" table:default-cell-style-name="ce7"/>
        <table:table-column table:style-name="co2" table:number-columns-repeated="16375" table:default-cell-style-name="ce7"/>
        <table:table-row table:number-rows-repeated="3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Top-Left Area</text:p>
          </table:table-cell>
          <table:table-cell table:number-columns-repeated="2" table:style-name="ce7"/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Top-Right Area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number-rows-repeated="2"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6">
            <text:p>Invisible Area</text:p>
          </table:table-cell>
          <table:table-cell office:value-type="string" table:style-name="ce6">
            <text:p>Invisible Are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Bot-Left Area</text:p>
          </table:table-cell>
          <table:table-cell table:number-columns-repeated="2" table:style-name="ce7"/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8">
            <text:p>Visible Bot-Right Area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style-name="ce7"/>
          <table:table-cell office:value-type="string" table:style-name="ce8">
            <text:p>Curso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2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3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3">
            <text:p>14 - HORIZONTAL AND VERTICAL SPLIT</text:p>
          </table:table-cell>
          <table:table-cell table:number-columns-repeated="2" table:style-name="ce3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14.1 - CURSOR AND SHEET POSITION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Cursor Position</text:p>
          </table:table-cell>
          <table:table-cell office:value-type="string" table:style-name="ce5">
            <text:p>Visible Top-Left Area</text:p>
          </table:table-cell>
          <table:table-cell table:style-name="ce5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Cell I9</text:p>
          </table:table-cell>
          <table:table-cell office:value-type="string" table:style-name="ce7">
            <text:p>Cell C4</text:p>
          </table:table-cell>
          <table:table-cell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table:number-columns-repeated="3" table:style-name="ce7"/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style-name="ro4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4">
            <text:p>14.2 - SPLIT PANES</text:p>
          </table:table-cell>
          <table:table-cell table:number-columns-repeated="2" table:style-name="ce4"/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5">
            <text:p>Split Size</text:p>
          </table:table-cell>
          <table:table-cell office:value-type="string" table:style-name="ce5">
            <text:p>Visible Bot-Right Area</text:p>
          </table:table-cell>
          <table:table-cell office:value-type="string" table:style-name="ce5">
            <text:p>Active Pane</text:p>
          </table:table-cell>
          <table:table-cell office:value-type="string" table:style-name="ce6">
            <text:p>Invisible Area</text:p>
          </table:table-cell>
          <table:table-cell table:style-name="ce6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6">
            <text:p>Invisible Area</text:p>
          </table:table-cell>
          <table:table-cell table:style-name="ce6"/>
          <table:table-cell office:value-type="string" table:style-name="ce7">
            <text:p>3 Columns, 2 Rows</text:p>
          </table:table-cell>
          <table:table-cell office:value-type="string" table:style-name="ce7">
            <text:p>Cell H8</text:p>
          </table:table-cell>
          <table:table-cell office:value-type="string" table:style-name="ce7">
            <text:p>Bottom-Right</text:p>
          </table:table-cell>
          <table:table-cell office:value-type="string" table:style-name="ce6">
            <text:p>Invisible Area</text:p>
          </table:table-cell>
          <table:table-cell table:style-name="ce6"/>
          <table:table-cell table:number-columns-repeated="16377" table:style-name="ce7"/>
        </table:table-row>
        <table:table-row table:number-rows-repeated="1048555" table:style-name="ro1">
          <table:table-cell table:number-columns-repeated="16384"/>
        </table:table-row>
      </table:table>
      <table:table table:name="Split_3" table:style-name="ta1">
        <table:table-column table:style-name="co2" table:number-columns-repeated="2" table:default-cell-style-name="ce7"/>
        <table:table-column table:style-name="co1" table:number-columns-repeated="3" table:default-cell-style-name="ce7"/>
        <table:table-column table:style-name="co2" table:number-columns-repeated="16379" table:default-cell-style-name="ce7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Visible Area</text:p>
          </table:table-cell>
          <table:table-cell table:number-columns-repeated="16381" table:style-name="ce7"/>
        </table:table-row>
        <table:table-row table:style-name="ro1">
          <table:table-cell table:number-columns-repeated="2"/>
          <table:table-cell table:style-name="ce7"/>
          <table:table-cell office:value-type="string" table:style-name="ce8">
            <text:p>Cursor</text:p>
          </table:table-cell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3">
            <text:p>15 - HORIZONTAL AND VERTICAL SPLI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4">
            <text:p>15.1 - CURSOR AND SHEET POSITION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Cursor Position</text:p>
          </table:table-cell>
          <table:table-cell office:value-type="string" table:style-name="ce5">
            <text:p>Visible Top-Left Area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7">
            <text:p>Cell D5</text:p>
          </table:table-cell>
          <table:table-cell office:value-type="string" table:style-name="ce7">
            <text:p>Cell C4</text:p>
          </table:table-cell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4">
            <text:p>15.2 - SPLIT PANES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Split Size</text:p>
          </table:table-cell>
          <table:table-cell office:value-type="string" table:style-name="ce5">
            <text:p>Visible Bot-Right Area</text:p>
          </table:table-cell>
          <table:table-cell office:value-type="string" table:style-name="ce5">
            <text:p>Active Pan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7">
            <text:p>3 Columns, 2 Rows</text:p>
          </table:table-cell>
          <table:table-cell office:value-type="string" table:style-name="ce7">
            <text:p>Cell C4</text:p>
          </table:table-cell>
          <table:table-cell office:value-type="string" table:style-name="ce7">
            <text:p>Bottom-Left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Selection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election</text:p>
          </table:table-cell>
          <table:table-cell table:style-name="ce8"/>
          <table:table-cell table:style-name="ce1"/>
          <table:table-cell office:value-type="string" table:style-name="ce8">
            <text:p>Cursor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8"/>
          <table:table-cell table:style-name="ce1"/>
          <table:table-cell table:style-name="ce8"/>
          <table:table-cell office:value-type="string" table:style-name="ce8">
            <text:p>Selection</text:p>
          </table:table-cell>
          <table:table-cell table:number-columns-repeated="16379"/>
        </table:table-row>
        <table:table-row table:style-name="ro1">
          <table:table-cell table:style-name="ce8"/>
          <table:table-cell office:value-type="string" table:style-name="ce8">
            <text:p>Curs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3">
          <table:table-cell office:value-type="string" table:style-name="ce3">
            <text:p>16 - SELECTION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number-columns-repeated="5" table:style-name="ce7"/>
          <table:table-cell table:number-columns-repeated="16379"/>
        </table:table-row>
        <table:table-row table:style-name="ro4">
          <table:table-cell office:value-type="string" table:style-name="ce4">
            <text:p>16.1 -PANE DEPENDENT SELECTION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5">
            <text:p>Top-Left</text:p>
          </table:table-cell>
          <table:table-cell office:value-type="string" table:style-name="ce5">
            <text:p>Top-Right</text:p>
          </table:table-cell>
          <table:table-cell office:value-type="string" table:style-name="ce5">
            <text:p>Bottom-Left</text:p>
          </table:table-cell>
          <table:table-cell office:value-type="string" table:style-name="ce5">
            <text:p>Bottom-Right</text:p>
          </table:table-cell>
          <table:table-cell office:value-type="string" table:style-name="ce5">
            <text:p>Active Pan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2:B4</text:p>
          </table:table-cell>
          <table:table-cell office:value-type="string" table:style-name="ce7">
            <text:p>D2:E3</text:p>
          </table:table-cell>
          <table:table-cell office:value-type="string" table:style-name="ce7">
            <text:p>A14:B15,A17:B17</text:p>
          </table:table-cell>
          <table:table-cell office:value-type="string" table:style-name="ce7">
            <text:p>D14:E15,D17:E17</text:p>
          </table:table-cell>
          <table:table-cell office:value-type="string" table:style-name="ce7">
            <text:p>Top-Lef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election</text:p>
          </table:table-cell>
          <table:table-cell table:style-name="ce8"/>
          <table:table-cell table:style-name="ce1"/>
          <table:table-cell office:value-type="string" table:style-name="ce8">
            <text:p>Cursor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8"/>
          <table:table-cell table:style-name="ce1"/>
          <table:table-cell table:style-name="ce8"/>
          <table:table-cell office:value-type="string" table:style-name="ce8">
            <text:p>Selecti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election</text:p>
          </table:table-cell>
          <table:table-cell office:value-type="string" table:style-name="ce8">
            <text:p>Cursor</text:p>
          </table:table-cell>
          <table:table-cell table:style-name="ce1"/>
          <table:table-cell table:style-name="ce8"/>
          <table:table-cell office:value-type="string" table:style-name="ce8">
            <text:p>Selection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Sheet_Settings_1" table:style-name="ta2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7 - SHEET VIEW SETTING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-group>
          <table:table-row table:style-name="ro4">
            <table:table-cell office:value-type="string" table:style-name="ce4">
              <text:p>17.1 - DEFAULT VIEW SETTINGS</text:p>
            </table:table-cell>
            <table:table-cell table:number-columns-repeated="2" table:style-name="ce4"/>
            <table:table-cell table:number-columns-repeated="16381"/>
          </table:table-row>
          <table:table-row table:style-name="ro1">
            <table:table-cell table:style-name="ce12"/>
            <table:table-cell office:value-type="string" table:style-name="ce12">
              <text:p>Current</text:p>
            </table:table-cell>
            <table:table-cell office:value-type="string" table:style-name="ce12">
              <text:p>Example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Grid color</text:p>
            </table:table-cell>
            <table:table-cell office:value-type="string" table:style-name="ce10">
              <text:p>Automatic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Normal zoom</text:p>
            </table:table-cell>
            <table:table-cell office:value-type="string" table:style-name="ce10">
              <text:p>100% (Default)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7">
              <text:p>Page layout zoom</text:p>
            </table:table-cell>
            <table:table-cell office:value-type="string" table:style-name="ce11">
              <text:p>100% (Default)</text:p>
            </table:table-cell>
            <table:table-cell table:number-columns-repeated="16382" table:style-name="ce1"/>
          </table:table-row>
          <table:table-row table:style-name="ro1">
            <table:table-cell office:value-type="string" table:style-name="ce12">
              <text:p>Page break zoom</text:p>
            </table:table-cell>
            <table:table-cell office:value-type="string" table:style-name="ce11">
              <text:p>60% (Default)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View mode</text:p>
            </table:table-cell>
            <table:table-cell office:value-type="string" table:style-name="ce10">
              <text:p>Normal view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eet active</text:p>
            </table:table-cell>
            <table:table-cell office:value-type="string" table:style-name="ce10">
              <text:p>On</text:p>
            </table:table-cell>
            <table:table-cell office:value-type="string" table:style-name="ce11">
              <text:p>Sheet Settings 1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Sheet selected</text:p>
            </table:table-cell>
            <table:table-cell office:value-type="string" table:style-name="ce10">
              <text:p>On</text:p>
            </table:table-cell>
            <table:table-cell office:value-type="string" table:style-name="ce11">
              <text:p>Sheet Settings 1, 3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Sheet right-to-left</text:p>
            </table:table-cell>
            <table:table-cell office:value-type="string" table:style-name="ce10">
              <text:p>Off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eet tab color</text:p>
            </table:table-cell>
            <table:table-cell office:value-type="string" table:style-name="ce10">
              <text:p>None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ow formulas</text:p>
            </table:table-cell>
            <table:table-cell office:value-type="string" table:style-name="ce10">
              <text:p>Off</text:p>
            </table:table-cell>
            <table:table-cell office:value-type="float" office:value="2" table:formula="of:=1+1" table:style-name="ce18">
              <text:p>2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Show grid</text:p>
            </table:table-cell>
            <table:table-cell office:value-type="string" table:style-name="ce10">
              <text:p>On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ow headings</text:p>
            </table:table-cell>
            <table:table-cell office:value-type="string" table:style-name="ce10">
              <text:p>On</text:p>
            </table:table-cell>
            <table:table-cell table:style-name="ce11"/>
            <table:table-cell table:number-columns-repeated="16381"/>
          </table:table-row>
        </table:table-row-group>
        <table:table-row table:style-name="ro1">
          <table:table-cell office:value-type="string" table:style-name="ce9">
            <text:p>Show zeros</text:p>
          </table:table-cell>
          <table:table-cell office:value-type="string" table:style-name="ce10">
            <text:p>On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how outline symbols</text:p>
          </table:table-cell>
          <table:table-cell office:value-type="string" table:style-name="ce10">
            <text:p>On</text:p>
          </table:table-cell>
          <table:table-cell table:style-name="ce11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heet_Settings_2" table:style-name="ta1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7 - SHEET VIEW SETTING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-group>
          <table:table-row table:style-name="ro4">
            <table:table-cell office:value-type="string" table:style-name="ce4">
              <text:p>17.2 - CHANGED VIEW SETTINGS</text:p>
            </table:table-cell>
            <table:table-cell table:number-columns-repeated="2" table:style-name="ce4"/>
            <table:table-cell table:number-columns-repeated="16381"/>
          </table:table-row>
          <table:table-row table:style-name="ro1">
            <table:table-cell table:style-name="ce12"/>
            <table:table-cell office:value-type="string" table:style-name="ce12">
              <text:p>Current</text:p>
            </table:table-cell>
            <table:table-cell office:value-type="string" table:style-name="ce12">
              <text:p>Example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Grid color</text:p>
            </table:table-cell>
            <table:table-cell office:value-type="string" table:style-name="ce10">
              <text:p>Red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Normal zoom</text:p>
            </table:table-cell>
            <table:table-cell office:value-type="percentage" office:value="1.25" table:style-name="ce13">
              <text:p>125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7">
              <text:p>Page layout zoom</text:p>
            </table:table-cell>
            <table:table-cell office:value-type="percentage" office:value="1.1000000000000001" table:style-name="ce14">
              <text:p>110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2">
              <text:p>Page break zoom</text:p>
            </table:table-cell>
            <table:table-cell office:value-type="percentage" office:value="0.75" table:style-name="ce14">
              <text:p>75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View mode</text:p>
            </table:table-cell>
            <table:table-cell office:value-type="string" table:style-name="ce10">
              <text:p>Normal view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active</text:p>
            </table:table-cell>
            <table:table-cell office:value-type="string" table:style-name="ce16">
              <text:p>Off</text:p>
            </table:table-cell>
            <table:table-cell office:value-type="string" table:style-name="ce11">
              <text:p>Sheet Settings 1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selected</text:p>
            </table:table-cell>
            <table:table-cell office:value-type="string" table:style-name="ce16">
              <text:p>Off</text:p>
            </table:table-cell>
            <table:table-cell office:value-type="string" table:style-name="ce11">
              <text:p>Sheet Settings 1, 3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right-to-left</text:p>
            </table:table-cell>
            <table:table-cell office:value-type="string" table:style-name="ce16">
              <text:p>Off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eet tab color</text:p>
            </table:table-cell>
            <table:table-cell office:value-type="string" table:style-name="ce10">
              <text:p>Red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ow formulas</text:p>
            </table:table-cell>
            <table:table-cell office:value-type="string" table:style-name="ce16">
              <text:p>Off</text:p>
            </table:table-cell>
            <table:table-cell office:value-type="float" office:value="2" table:formula="of:=1+1" table:style-name="ce18">
              <text:p>2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Show grid</text:p>
            </table:table-cell>
            <table:table-cell office:value-type="string" table:style-name="ce10">
              <text:p>On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ow headings</text:p>
            </table:table-cell>
            <table:table-cell office:value-type="string" table:style-name="ce10">
              <text:p>Off</text:p>
            </table:table-cell>
            <table:table-cell table:number-columns-repeated="16382" table:style-name="ce7"/>
          </table:table-row>
        </table:table-row-group>
        <table:table-row table:style-name="ro1">
          <table:table-cell office:value-type="string" table:style-name="ce9">
            <text:p>Show zeros</text:p>
          </table:table-cell>
          <table:table-cell office:value-type="string" table:style-name="ce10">
            <text:p>Off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how outline symbols</text:p>
          </table:table-cell>
          <table:table-cell office:value-type="string" table:style-name="ce10">
            <text:p>Off</text:p>
          </table:table-cell>
          <table:table-cell table:style-name="ce11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heet_Settings_3" table:style-name="ta1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7 - SHEET VIEW SETTING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-group>
          <table:table-row table:style-name="ro4">
            <table:table-cell office:value-type="string" table:style-name="ce4">
              <text:p>17.3 - CHANGED VIEW SETTINGS, PAGE BREAK PREVIEW</text:p>
            </table:table-cell>
            <table:table-cell table:number-columns-repeated="2" table:style-name="ce4"/>
            <table:table-cell table:number-columns-repeated="16381"/>
          </table:table-row>
          <table:table-row table:style-name="ro1">
            <table:table-cell table:style-name="ce12"/>
            <table:table-cell office:value-type="string" table:style-name="ce12">
              <text:p>Current</text:p>
            </table:table-cell>
            <table:table-cell office:value-type="string" table:style-name="ce12">
              <text:p>Example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Grid color</text:p>
            </table:table-cell>
            <table:table-cell office:value-type="string" table:style-name="ce16">
              <text:p>Automatic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Normal zoom</text:p>
            </table:table-cell>
            <table:table-cell office:value-type="percentage" office:value="1.25" table:style-name="ce19">
              <text:p>125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7">
              <text:p>Page layout zoom</text:p>
            </table:table-cell>
            <table:table-cell office:value-type="percentage" office:value="1.1000000000000001" table:style-name="ce14">
              <text:p>110%</text:p>
            </table:table-cell>
            <table:table-cell table:number-columns-repeated="16382" table:style-name="ce7"/>
          </table:table-row>
          <table:table-row table:style-name="ro1">
            <table:table-cell office:value-type="string" table:style-name="ce9">
              <text:p>Page break zoom</text:p>
            </table:table-cell>
            <table:table-cell office:value-type="percentage" office:value="0.75" table:style-name="ce13">
              <text:p>75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View mode</text:p>
            </table:table-cell>
            <table:table-cell office:value-type="string" table:style-name="ce10">
              <text:p>Page break preview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active</text:p>
            </table:table-cell>
            <table:table-cell office:value-type="string" table:style-name="ce16">
              <text:p>Off</text:p>
            </table:table-cell>
            <table:table-cell office:value-type="string" table:style-name="ce11">
              <text:p>Sheet Settings 1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Sheet selected</text:p>
            </table:table-cell>
            <table:table-cell office:value-type="string" table:style-name="ce10">
              <text:p>On</text:p>
            </table:table-cell>
            <table:table-cell office:value-type="string" table:style-name="ce11">
              <text:p>Sheet Settings 1, 3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right-to-left</text:p>
            </table:table-cell>
            <table:table-cell office:value-type="string" table:style-name="ce16">
              <text:p>Off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tab color</text:p>
            </table:table-cell>
            <table:table-cell office:value-type="string" table:style-name="ce16">
              <text:p>None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ow formulas</text:p>
            </table:table-cell>
            <table:table-cell office:value-type="string" table:style-name="ce16">
              <text:p>Off</text:p>
            </table:table-cell>
            <table:table-cell office:value-type="float" office:value="2" table:formula="of:=1+1" table:style-name="ce18">
              <text:p>2</text:p>
            </table:table-cell>
            <table:table-cell table:number-columns-repeated="16381"/>
          </table:table-row>
          <table:table-row table:style-name="ro1">
            <table:table-cell office:value-type="string" table:style-name="ce9">
              <text:p>Show grid</text:p>
            </table:table-cell>
            <table:table-cell office:value-type="string" table:style-name="ce10">
              <text:p>Off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ow headings</text:p>
            </table:table-cell>
            <table:table-cell office:value-type="string" table:style-name="ce16">
              <text:p>On</text:p>
            </table:table-cell>
            <table:table-cell table:style-name="ce11"/>
            <table:table-cell table:number-columns-repeated="16381"/>
          </table:table-row>
        </table:table-row-group>
        <table:table-row table:style-name="ro1">
          <table:table-cell office:value-type="string" table:style-name="ce15">
            <text:p>Show zeros</text:p>
          </table:table-cell>
          <table:table-cell office:value-type="string" table:style-name="ce16">
            <text:p>On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how outline symbols</text:p>
          </table:table-cell>
          <table:table-cell office:value-type="string" table:style-name="ce16">
            <text:p>On</text:p>
          </table:table-cell>
          <table:table-cell table:style-name="ce11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heet_Settings_4" table:style-name="ta1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7 - SHEET VIEW SETTING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-group>
          <table:table-row table:style-name="ro4">
            <table:table-cell office:value-type="string" table:style-name="ce4">
              <text:p>17.4 - CHANGED VIEW SETTINGS, PAGE LAYOUT VIEW</text:p>
            </table:table-cell>
            <table:table-cell table:number-columns-repeated="2" table:style-name="ce4"/>
            <table:table-cell table:number-columns-repeated="16381"/>
          </table:table-row>
          <table:table-row table:style-name="ro1">
            <table:table-cell table:style-name="ce12"/>
            <table:table-cell office:value-type="string" table:style-name="ce12">
              <text:p>Current</text:p>
            </table:table-cell>
            <table:table-cell office:value-type="string" table:style-name="ce12">
              <text:p>Example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Grid color</text:p>
            </table:table-cell>
            <table:table-cell office:value-type="string" table:style-name="ce16">
              <text:p>Automatic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Normal zoom</text:p>
            </table:table-cell>
            <table:table-cell office:value-type="percentage" office:value="1.25" table:style-name="ce19">
              <text:p>125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Page layout zoom</text:p>
            </table:table-cell>
            <table:table-cell office:value-type="percentage" office:value="1.1000000000000001" table:style-name="ce13">
              <text:p>110%</text:p>
            </table:table-cell>
            <table:table-cell table:number-columns-repeated="16382" table:style-name="ce7"/>
          </table:table-row>
          <table:table-row table:style-name="ro1">
            <table:table-cell office:value-type="string" table:style-name="ce15">
              <text:p>Page break zoom</text:p>
            </table:table-cell>
            <table:table-cell office:value-type="percentage" office:value="0.75" table:style-name="ce19">
              <text:p>75%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View mode</text:p>
            </table:table-cell>
            <table:table-cell office:value-type="string" table:style-name="ce10">
              <text:p>Page layout view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active</text:p>
            </table:table-cell>
            <table:table-cell office:value-type="string" table:style-name="ce16">
              <text:p>Off</text:p>
            </table:table-cell>
            <table:table-cell office:value-type="string" table:style-name="ce11">
              <text:p>Sheet Settings 1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selected</text:p>
            </table:table-cell>
            <table:table-cell office:value-type="string" table:style-name="ce16">
              <text:p>Off</text:p>
            </table:table-cell>
            <table:table-cell office:value-type="string" table:style-name="ce11">
              <text:p>Sheet Settings 1, 3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right-to-left</text:p>
            </table:table-cell>
            <table:table-cell office:value-type="string" table:style-name="ce16">
              <text:p>Off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tab color</text:p>
            </table:table-cell>
            <table:table-cell office:value-type="string" table:style-name="ce16">
              <text:p>None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ow formulas</text:p>
            </table:table-cell>
            <table:table-cell office:value-type="string" table:style-name="ce16">
              <text:p>Off</text:p>
            </table:table-cell>
            <table:table-cell office:value-type="float" office:value="2" table:formula="of:=1+1" table:style-name="ce18">
              <text:p>2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ow grid</text:p>
            </table:table-cell>
            <table:table-cell office:value-type="string" table:style-name="ce16">
              <text:p>On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ow headings</text:p>
            </table:table-cell>
            <table:table-cell office:value-type="string" table:style-name="ce16">
              <text:p>On</text:p>
            </table:table-cell>
            <table:table-cell table:style-name="ce11"/>
            <table:table-cell table:number-columns-repeated="16381"/>
          </table:table-row>
        </table:table-row-group>
        <table:table-row table:style-name="ro1">
          <table:table-cell office:value-type="string" table:style-name="ce15">
            <text:p>Show zeros</text:p>
          </table:table-cell>
          <table:table-cell office:value-type="string" table:style-name="ce16">
            <text:p>On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how outline symbols</text:p>
          </table:table-cell>
          <table:table-cell office:value-type="string" table:style-name="ce16">
            <text:p>On</text:p>
          </table:table-cell>
          <table:table-cell table:style-name="ce11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Mirrored_Sheet" table:style-name="ta3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2">
          <table:table-cell table:number-columns-repeated="2" table:style-name="ce2"/>
          <table:table-cell office:value-type="string" table:style-name="ce2">
            <text:p>SHEET VIEW SETTINGS TEST DOCUMEN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3"/>
          <table:table-cell office:value-type="string" table:style-name="ce3">
            <text:p>17 - SHEET VIEW SETTING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-group>
          <table:table-row table:style-name="ro4">
            <table:table-cell table:number-columns-repeated="2" table:style-name="ce4"/>
            <table:table-cell office:value-type="string" table:style-name="ce4">
              <text:p>17.5 - MIRRORED SHEET</text:p>
            </table:table-cell>
            <table:table-cell table:number-columns-repeated="16381"/>
          </table:table-row>
          <table:table-row table:style-name="ro1">
            <table:table-cell table:style-name="ce20"/>
            <table:table-cell office:value-type="string" table:style-name="ce20">
              <text:p>Current</text:p>
            </table:table-cell>
            <table:table-cell office:value-type="string" table:style-name="ce20">
              <text:p>Example</text:p>
            </table:table-cell>
            <table:table-cell table:number-columns-repeated="16381"/>
          </table:table-row>
          <table:table-row table:style-name="ro1">
            <table:table-cell office:value-type="string" table:style-name="ce21">
              <text:p>Grid color</text:p>
            </table:table-cell>
            <table:table-cell office:value-type="string" table:style-name="ce22">
              <text:p>Automatic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Normal zoom</text:p>
            </table:table-cell>
            <table:table-cell office:value-type="string" table:style-name="ce22">
              <text:p>100% (Default)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Page layout zoom</text:p>
            </table:table-cell>
            <table:table-cell office:value-type="string" table:style-name="ce22">
              <text:p>100% (Default)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Page break zoom</text:p>
            </table:table-cell>
            <table:table-cell office:value-type="string" table:style-name="ce22">
              <text:p>60% (Default)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View mode</text:p>
            </table:table-cell>
            <table:table-cell office:value-type="string" table:style-name="ce22">
              <text:p>Normal view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Sheet active</text:p>
            </table:table-cell>
            <table:table-cell office:value-type="string" table:style-name="ce22">
              <text:p>On</text:p>
            </table:table-cell>
            <table:table-cell office:value-type="string" table:style-name="ce23">
              <text:p>Sheet Settings 1</text:p>
            </table:table-cell>
            <table:table-cell table:number-columns-repeated="16381"/>
          </table:table-row>
          <table:table-row table:style-name="ro1">
            <table:table-cell office:value-type="string" table:style-name="ce21">
              <text:p>Sheet selected</text:p>
            </table:table-cell>
            <table:table-cell office:value-type="string" table:style-name="ce22">
              <text:p>On</text:p>
            </table:table-cell>
            <table:table-cell office:value-type="string" table:style-name="ce23">
              <text:p>Sheet Settings 1, 3</text:p>
            </table:table-cell>
            <table:table-cell table:number-columns-repeated="16381"/>
          </table:table-row>
          <table:table-row table:style-name="ro1">
            <table:table-cell office:value-type="string" table:style-name="ce24">
              <text:p>Sheet right-to-left</text:p>
            </table:table-cell>
            <table:table-cell office:value-type="string" table:style-name="ce25">
              <text:p>On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Sheet tab color</text:p>
            </table:table-cell>
            <table:table-cell office:value-type="string" table:style-name="ce22">
              <text:p>None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Show formulas</text:p>
            </table:table-cell>
            <table:table-cell office:value-type="string" table:style-name="ce22">
              <text:p>Off</text:p>
            </table:table-cell>
            <table:table-cell office:value-type="float" office:value="2" table:formula="of:=1+1" table:style-name="ce26">
              <text:p>2</text:p>
            </table:table-cell>
            <table:table-cell table:number-columns-repeated="16381"/>
          </table:table-row>
          <table:table-row table:style-name="ro1">
            <table:table-cell office:value-type="string" table:style-name="ce21">
              <text:p>Show grid</text:p>
            </table:table-cell>
            <table:table-cell office:value-type="string" table:style-name="ce22">
              <text:p>On</text:p>
            </table:table-cell>
            <table:table-cell table:style-name="ce23"/>
            <table:table-cell table:number-columns-repeated="16381"/>
          </table:table-row>
          <table:table-row table:style-name="ro1">
            <table:table-cell office:value-type="string" table:style-name="ce21">
              <text:p>Show headings</text:p>
            </table:table-cell>
            <table:table-cell office:value-type="string" table:style-name="ce22">
              <text:p>On</text:p>
            </table:table-cell>
            <table:table-cell table:style-name="ce23"/>
            <table:table-cell table:number-columns-repeated="16381"/>
          </table:table-row>
        </table:table-row-group>
        <table:table-row table:style-name="ro1">
          <table:table-cell office:value-type="string" table:style-name="ce21">
            <text:p>Show zeros</text:p>
          </table:table-cell>
          <table:table-cell office:value-type="string" table:style-name="ce22">
            <text:p>On</text:p>
          </table:table-cell>
          <table:table-cell office:value-type="float" office:value="0" table:style-name="ce26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Show outline symbols</text:p>
          </table:table-cell>
          <table:table-cell office:value-type="string" table:style-name="ce22">
            <text:p>On</text:p>
          </table:table-cell>
          <table:table-cell table:style-name="ce23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how_Formulas" table:style-name="ta2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2">
          <table:table-cell office:value-type="string" table:style-name="ce2">
            <text:p>SHEET VIEW SETTINGS TEST DOCUME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">
            <text:p>17 - SHEET VIEW SETTING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-group>
          <table:table-row table:style-name="ro4">
            <table:table-cell office:value-type="string" table:style-name="ce4">
              <text:p>17.6 - SHOW FORMULAS</text:p>
            </table:table-cell>
            <table:table-cell table:number-columns-repeated="2" table:style-name="ce4"/>
            <table:table-cell table:number-columns-repeated="16381"/>
          </table:table-row>
          <table:table-row table:style-name="ro1">
            <table:table-cell table:style-name="ce12"/>
            <table:table-cell office:value-type="string" table:style-name="ce12">
              <text:p>Current</text:p>
            </table:table-cell>
            <table:table-cell office:value-type="string" table:style-name="ce12">
              <text:p>Example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Grid color</text:p>
            </table:table-cell>
            <table:table-cell office:value-type="string" table:style-name="ce16">
              <text:p>Automatic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Normal zoom</text:p>
            </table:table-cell>
            <table:table-cell office:value-type="string" table:style-name="ce16">
              <text:p>100% (Default)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Page layout zoom</text:p>
            </table:table-cell>
            <table:table-cell office:value-type="string" table:style-name="ce16">
              <text:p>100% (Default)</text:p>
            </table:table-cell>
            <table:table-cell table:number-columns-repeated="16382" table:style-name="ce7"/>
          </table:table-row>
          <table:table-row table:style-name="ro1">
            <table:table-cell office:value-type="string" table:style-name="ce15">
              <text:p>Page break zoom</text:p>
            </table:table-cell>
            <table:table-cell office:value-type="string" table:style-name="ce16">
              <text:p>60% (Default)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View mode</text:p>
            </table:table-cell>
            <table:table-cell office:value-type="string" table:style-name="ce16">
              <text:p>Normal view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active</text:p>
            </table:table-cell>
            <table:table-cell office:value-type="string" table:style-name="ce16">
              <text:p>On</text:p>
            </table:table-cell>
            <table:table-cell office:value-type="string" table:style-name="ce11">
              <text:p>Sheet Settings 1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selected</text:p>
            </table:table-cell>
            <table:table-cell office:value-type="string" table:style-name="ce16">
              <text:p>On</text:p>
            </table:table-cell>
            <table:table-cell office:value-type="string" table:style-name="ce11">
              <text:p>Sheet Settings 1, 3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eet right-to-left</text:p>
            </table:table-cell>
            <table:table-cell office:value-type="string" table:style-name="ce16">
              <text:p>Off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eet tab color</text:p>
            </table:table-cell>
            <table:table-cell office:value-type="string" table:style-name="ce16">
              <text:p>None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9">
              <text:p>Show formulas</text:p>
            </table:table-cell>
            <table:table-cell office:value-type="string" table:style-name="ce10">
              <text:p>On</text:p>
            </table:table-cell>
            <table:table-cell office:value-type="float" office:value="2" table:formula="of:=1+1" table:style-name="ce18">
              <text:p>2</text:p>
            </table:table-cell>
            <table:table-cell table:number-columns-repeated="16381"/>
          </table:table-row>
          <table:table-row table:style-name="ro1">
            <table:table-cell office:value-type="string" table:style-name="ce15">
              <text:p>Show grid</text:p>
            </table:table-cell>
            <table:table-cell office:value-type="string" table:style-name="ce16">
              <text:p>On</text:p>
            </table:table-cell>
            <table:table-cell table:style-name="ce11"/>
            <table:table-cell table:number-columns-repeated="16381"/>
          </table:table-row>
          <table:table-row table:style-name="ro1">
            <table:table-cell office:value-type="string" table:style-name="ce15">
              <text:p>Show headings</text:p>
            </table:table-cell>
            <table:table-cell office:value-type="string" table:style-name="ce16">
              <text:p>On</text:p>
            </table:table-cell>
            <table:table-cell table:style-name="ce11"/>
            <table:table-cell table:number-columns-repeated="16381"/>
          </table:table-row>
        </table:table-row-group>
        <table:table-row table:style-name="ro1">
          <table:table-cell office:value-type="string" table:style-name="ce15">
            <text:p>Show zeros</text:p>
          </table:table-cell>
          <table:table-cell office:value-type="string" table:style-name="ce16">
            <text:p>On</text:p>
          </table:table-cell>
          <table:table-cell office:value-type="float" office:value="0" table:style-name="ce18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how outline symbols</text:p>
          </table:table-cell>
          <table:table-cell office:value-type="string" table:style-name="ce16">
            <text:p>On</text:p>
          </table:table-cell>
          <table:table-cell table:style-name="ce11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Gut" style:family="table-cell" style:data-style-name="N0">
      <style:table-cell-properties fo:background-color="#C6EFCE"/>
      <style:text-properties fo:color="#006100" fo:font-style="italic" style:font-style-asian="italic" style:font-style-complex="italic" fo:font-weight="bold" style:font-weight-asian="bold" style:font-weight-complex="bold"/>
    </style: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06-11T09:28:10Z</meta:creation-date>
    <dc:date>2014-02-28T10:17:39Z</dc:date>
    <meta:editing-duration>PT0S</meta:editing-duration>
  </office:meta>
</office:document-meta>
</file>